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9d02c" officeooo:paragraph-rsid="0019d02c"/>
    </style:style>
    <style:style style:name="P2" style:family="paragraph" style:parent-style-name="Standard">
      <style:text-properties officeooo:rsid="001a5503" officeooo:paragraph-rsid="001a5503"/>
    </style:style>
    <style:style style:name="P3" style:family="paragraph" style:parent-style-name="Standard">
      <style:text-properties officeooo:rsid="001bf8fa" officeooo:paragraph-rsid="001bf8fa"/>
    </style:style>
    <style:style style:name="P4" style:family="paragraph" style:parent-style-name="Standard">
      <style:text-properties officeooo:rsid="001d4490" officeooo:paragraph-rsid="001d4490"/>
    </style:style>
    <style:style style:name="P5" style:family="paragraph" style:parent-style-name="Standard">
      <style:text-properties officeooo:rsid="001e1eb6" officeooo:paragraph-rsid="001e1eb6"/>
    </style:style>
    <style:style style:name="P6" style:family="paragraph" style:parent-style-name="Standard">
      <style:text-properties officeooo:rsid="001f0f98" officeooo:paragraph-rsid="001f0f98"/>
    </style:style>
    <style:style style:name="P7" style:family="paragraph" style:parent-style-name="Standard">
      <style:text-properties officeooo:rsid="001f0f98" officeooo:paragraph-rsid="002b2055"/>
    </style:style>
    <style:style style:name="P8" style:family="paragraph" style:parent-style-name="Standard">
      <style:text-properties officeooo:rsid="0020159e" officeooo:paragraph-rsid="0020b9f2"/>
    </style:style>
    <style:style style:name="P9" style:family="paragraph" style:parent-style-name="Standard">
      <style:text-properties officeooo:rsid="00222a4d" officeooo:paragraph-rsid="00222a4d"/>
    </style:style>
    <style:style style:name="P10" style:family="paragraph" style:parent-style-name="Standard">
      <style:text-properties fo:font-style="italic" officeooo:rsid="00222a4d" officeooo:paragraph-rsid="00222a4d" style:font-style-asian="italic" style:font-style-complex="italic"/>
    </style:style>
    <style:style style:name="P11" style:family="paragraph" style:parent-style-name="Standard">
      <style:text-properties officeooo:rsid="00246391" officeooo:paragraph-rsid="00246391"/>
    </style:style>
    <style:style style:name="P12" style:family="paragraph" style:parent-style-name="Standard">
      <style:text-properties officeooo:rsid="00254ab8" officeooo:paragraph-rsid="00254ab8"/>
    </style:style>
    <style:style style:name="P13" style:family="paragraph" style:parent-style-name="Standard">
      <style:text-properties officeooo:rsid="0026c469" officeooo:paragraph-rsid="0026c469"/>
    </style:style>
    <style:style style:name="P14" style:family="paragraph" style:parent-style-name="Standard">
      <style:text-properties officeooo:rsid="0027d299" officeooo:paragraph-rsid="0027d299"/>
    </style:style>
    <style:style style:name="P15" style:family="paragraph" style:parent-style-name="Standard">
      <style:text-properties officeooo:rsid="00286058" officeooo:paragraph-rsid="00286058"/>
    </style:style>
    <style:style style:name="P16" style:family="paragraph" style:parent-style-name="Standard">
      <style:text-properties officeooo:rsid="0029fd2a" officeooo:paragraph-rsid="0029fd2a"/>
    </style:style>
    <style:style style:name="P17" style:family="paragraph" style:parent-style-name="Standard">
      <style:text-properties officeooo:rsid="002b2055" officeooo:paragraph-rsid="002b2055"/>
    </style:style>
    <style:style style:name="P18" style:family="paragraph" style:parent-style-name="Standard">
      <style:text-properties officeooo:rsid="002b997a" officeooo:paragraph-rsid="002b997a"/>
    </style:style>
    <style:style style:name="P19" style:family="paragraph" style:parent-style-name="Standard">
      <style:text-properties officeooo:rsid="002bcb64" officeooo:paragraph-rsid="002bcb64"/>
    </style:style>
    <style:style style:name="P20" style:family="paragraph" style:parent-style-name="Standard">
      <style:text-properties officeooo:rsid="002cef59" officeooo:paragraph-rsid="002cef59"/>
    </style:style>
    <style:style style:name="P21" style:family="paragraph" style:parent-style-name="Standard">
      <style:text-properties officeooo:rsid="002f10c5" officeooo:paragraph-rsid="002f10c5"/>
    </style:style>
    <style:style style:name="P22" style:family="paragraph" style:parent-style-name="Standard">
      <style:text-properties officeooo:rsid="003036fc" officeooo:paragraph-rsid="003036fc"/>
    </style:style>
    <style:style style:name="P23" style:family="paragraph" style:parent-style-name="Standard">
      <style:text-properties officeooo:rsid="002b997a" officeooo:paragraph-rsid="002b997a"/>
    </style:style>
    <style:style style:name="P24" style:family="paragraph" style:parent-style-name="Standard">
      <style:text-properties officeooo:rsid="00334065" officeooo:paragraph-rsid="00334065"/>
    </style:style>
    <style:style style:name="P25" style:family="paragraph" style:parent-style-name="Standard">
      <style:text-properties officeooo:rsid="0034cc06" officeooo:paragraph-rsid="0034cc06"/>
    </style:style>
    <style:style style:name="P26" style:family="paragraph" style:parent-style-name="Standard">
      <style:text-properties officeooo:rsid="0034dda9" officeooo:paragraph-rsid="0034dda9"/>
    </style:style>
    <style:style style:name="P27" style:family="paragraph" style:parent-style-name="Standard">
      <style:text-properties officeooo:rsid="00222a4d" officeooo:paragraph-rsid="00222a4d"/>
    </style:style>
    <style:style style:name="P28" style:family="paragraph" style:parent-style-name="Standard">
      <style:text-properties officeooo:rsid="003666dd" officeooo:paragraph-rsid="003666dd"/>
    </style:style>
    <style:style style:name="P29" style:family="paragraph" style:parent-style-name="Standard">
      <style:text-properties officeooo:rsid="0036a8a4" officeooo:paragraph-rsid="0036a8a4"/>
    </style:style>
    <style:style style:name="P30" style:family="paragraph" style:parent-style-name="Standard">
      <style:text-properties officeooo:rsid="0019d02c" officeooo:paragraph-rsid="00222a4d"/>
    </style:style>
    <style:style style:name="P31" style:family="paragraph" style:parent-style-name="Standard">
      <style:text-properties officeooo:rsid="0037eb0e" officeooo:paragraph-rsid="0037eb0e"/>
    </style:style>
    <style:style style:name="P32" style:family="paragraph" style:parent-style-name="Standard">
      <style:text-properties officeooo:rsid="003805aa" officeooo:paragraph-rsid="003805aa"/>
    </style:style>
    <style:style style:name="T1" style:family="text">
      <style:text-properties officeooo:rsid="001bf8fa"/>
    </style:style>
    <style:style style:name="T2" style:family="text">
      <style:text-properties officeooo:rsid="0020b9f2"/>
    </style:style>
    <style:style style:name="T3" style:family="text">
      <style:text-properties officeooo:rsid="00222a4d"/>
    </style:style>
    <style:style style:name="T4" style:family="text">
      <style:text-properties fo:font-style="normal" style:font-style-asian="normal" style:font-style-complex="normal"/>
    </style:style>
    <style:style style:name="T5" style:family="text">
      <style:text-properties officeooo:rsid="0026c469"/>
    </style:style>
    <style:style style:name="T6" style:family="text">
      <style:text-properties officeooo:rsid="002bcb64"/>
    </style:style>
    <style:style style:name="T7" style:family="text">
      <style:text-properties officeooo:rsid="002ee69d"/>
    </style:style>
    <style:style style:name="T8" style:family="text">
      <style:text-properties officeooo:rsid="002f10c5"/>
    </style:style>
    <style:style style:name="T9" style:family="text">
      <style:text-properties officeooo:rsid="0031b9f9"/>
    </style:style>
    <style:style style:name="T10" style:family="text">
      <style:text-properties officeooo:rsid="0032b1d7"/>
    </style:style>
    <style:style style:name="T11" style:family="text">
      <style:text-properties officeooo:rsid="00334065"/>
    </style:style>
    <style:style style:name="T12" style:family="text">
      <style:text-properties officeooo:rsid="0034cc06"/>
    </style:style>
    <style:style style:name="T13" style:family="text">
      <style:text-properties officeooo:rsid="003805a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alvin and Hobbes was a daily syndicated comic strip that ran from 1985-1995. Most of the strips are one-offs that have no narrative connection to each other. Sometimes Watterson would make multi-strip stories, ranging in lengths from 2 strips to a months worth, but generally they are thematically similar to the rest of the comic. This is also true for certain Sunday strips, but whereas the <text:span text:style-name="T2">S</text:span>u<text:span text:style-name="T2">n</text:span>day strips are a result of Watterson playing with the form and flow of the comic, these multi strip stories are Watterson playing with his world, showing stories and ideas that he normally wouldn’t. We get to see how the characters in the comic react over a continuous stretch of time; <text:span text:style-name="T2">we get a sense for their character and personality and we see sides of them that we are usually oblivious to.</text:span></text:p>
      <text:p text:style-name="P8"/>
      <text:p text:style-name="P21"/>
      <text:p text:style-name="P8"/>
      <text:p text:style-name="P10"><text:span text:style-name="T4">Working title: </text:span>The Tales of Calvin and Hobbes</text:p>
      <text:p text:style-name="P1"/>
      <text:p text:style-name="P1"/>
      <text:p text:style-name="P9">Volume 1</text:p>
      <text:p text:style-name="P18">Nov 18-22 1985 <text:s/>“Calvin and Hobbes”</text:p>
      <text:p text:style-name="P18">Dec 3-6 1985 “Susie”</text:p>
      <text:p text:style-name="P18">Dec 23-25 1985 “Christmas”</text:p>
      <text:p text:style-name="P18">Jan 1-3 1986 “Girls”</text:p>
      <text:p text:style-name="P18">Jan 13-18 1986 “Note passing”</text:p>
      <text:p text:style-name="P18">Jan 27-28 1986 “Flood”</text:p>
      <text:p text:style-name="P18">Jan 30-Feb 1 1986 “Moe”</text:p>
      <text:p text:style-name="P1">Feb 12-14 1986 “<text:span text:style-name="T1">Valentine”*</text:span></text:p>
      <text:p text:style-name="P18">Mar 4-6 1986 “Home alone”</text:p>
      <text:p text:style-name="P18">Mar 13-14 1986 “Haircut”</text:p>
      <text:p text:style-name="P18">Mar 31-Apr 1 1986 “Doctor”</text:p>
      <text:p text:style-name="P19">May 15-17 1986 “Rosalyn”</text:p>
      <text:p text:style-name="P19">May 19-22 1986 “Scouts”</text:p>
      <text:p text:style-name="P1">May 26-31 1986 “<text:span text:style-name="T1">Susie finds hobbes”</text:span></text:p>
      <text:p text:style-name="P19">June 3-4 1986 “Advice”</text:p>
      <text:p text:style-name="P19">July 7-16 1986 “Vacation”</text:p>
      <text:p text:style-name="P19">July 21-26 1986 “Swimming lessons”</text:p>
      <text:p text:style-name="P19">July 28-30 1986 “Mean to susie”</text:p>
      <text:p text:style-name="P2">Aug 11-14 1986 “<text:span text:style-name="T1">Face will freeze”</text:span></text:p>
      <text:p text:style-name="P19">Aug 28-29 1986 “Invisible”</text:p>
      <text:p text:style-name="P19">Sept 1-4 1986 “Bicycle”</text:p>
      <text:p text:style-name="P19">Sept 22-26 1986 “Plan to get Moe”</text:p>
      <text:p text:style-name="P2">Sept 29-Oct 1 1986 “<text:span text:style-name="T1">Cool”*</text:span></text:p>
      <text:p text:style-name="P19">Oct 29-Nov 1 1986 “Halloween”</text:p>
      <text:p text:style-name="P2">Nov 3-8 1986 “<text:span text:style-name="T1">Mom Sick”</text:span></text:p>
      <text:p text:style-name="P2">Nov 10-21, 1986 “<text:span text:style-name="T1">Play”</text:span></text:p>
      <text:p text:style-name="P19">Dec 1-6 1986 “Babysitter”</text:p>
      <text:p text:style-name="P20">Dec 17-19 1986 “Ouija Board”</text:p>
      <text:p text:style-name="P20">Jan 5-7 1987 “Autobiography”</text:p>
      <text:p text:style-name="P3">Jan 12-17 1987 “Apology”*</text:p>
      <text:p text:style-name="P3">Jan 19-30 1987 “Invitation”</text:p>
      <text:p text:style-name="P3">Feb 2-4 1987 “Report card”</text:p>
      <text:p text:style-name="P4">Feb 23-28 1987 “Picture Day”</text:p>
      <text:p text:style-name="P20">Mar 2-6 1987 “Test score”</text:p>
      <text:p text:style-name="P4"><text:soft-page-break/>Mar 9-18 1987 “<text:span text:style-name="T10">Raccoon</text:span>”*</text:p>
      <text:p text:style-name="P4">Ma<text:span text:style-name="T6">r</text:span> 19-21 1987 “Construc<text:span text:style-name="T9">t</text:span>io<text:span text:style-name="T9">n</text:span>”</text:p>
      <text:p text:style-name="P20">Mar 23-Apr 3 1987 “Transmogrifier”</text:p>
      <text:p text:style-name="P20">Apr 6-11 1987 “Ripped Pants”</text:p>
      <text:p text:style-name="P20">Apr 13-15 1987 “Substitute Teacher”</text:p>
      <text:p text:style-name="P20">Apr 20-23 1987 “Brain Presentation”</text:p>
      <text:p text:style-name="P4">Apr 27-30 1987 “Zombies”*</text:p>
      <text:p text:style-name="P4">May 11-23 1987 “Haircut”*</text:p>
      <text:p text:style-name="P20">May 26-29 1987 “I’m Home”</text:p>
      <text:p text:style-name="P20">Jun 15-20 1987 “Flying Carpet”</text:p>
      <text:p text:style-name="P20">July 13-18 1987 “Water Fight”</text:p>
      <text:p text:style-name="P20">July 28-31 1987 “Doctor Visit”</text:p>
      <text:p text:style-name="P5">Aug 10-20 1987 “Camping trip”</text:p>
      <text:p text:style-name="P20">Aug 31-Sept 12 1987 “Time Travel”</text:p>
      <text:p text:style-name="P5">Sep<text:span text:style-name="T6">t</text:span> 14-30 1987 “Yukon Ho”</text:p>
      <text:p text:style-name="P20">Oct 5-10 1987 “Babysitter”</text:p>
      <text:p text:style-name="P20">Oct 19-24 1987 “Bully”</text:p>
      <text:p text:style-name="P20">Nov 9-10 1987 “Polls”</text:p>
      <text:p text:style-name="P5">Nov 23-27 <text:span text:style-name="T3">1987</text:span>“Cooling”</text:p>
      <text:p text:style-name="P9"/>
      <text:p text:style-name="P9">Volume 2:</text:p>
      <text:p text:style-name="P5">Nov 30-Dec 5 1987 “Tied up”</text:p>
      <text:p text:style-name="P9">Dec 14-25 1987 “<text:span text:style-name="T5">Christmas</text:span>”</text:p>
      <text:p text:style-name="P9">Jan 11-22 1988 “Uncle”</text:p>
      <text:p text:style-name="P9">Jan 5-6 1988 “Math”</text:p>
      <text:p text:style-name="P6">Jan 25-Feb4 1988 “Group project”*</text:p>
      <text:p text:style-name="P9">Feb 8-20 “Bird <text:span text:style-name="T6">transformation</text:span>”</text:p>
      <text:p text:style-name="P9">Feb 22-Mar 2 1988 “babysitter”</text:p>
      <text:p text:style-name="P9">Mar 7-24 1988 “Tiger”</text:p>
      <text:p text:style-name="P9">Ap<text:span text:style-name="T6">r</text:span> 11-15 1988 “Polls”</text:p>
      <text:p text:style-name="P9">Apr 19-24 1988 “Model Plane”</text:p>
      <text:p text:style-name="P9">May 3-12 1988 “Archaeology”</text:p>
      <text:p text:style-name="P9">May 16-26 1988 “Binoculars”</text:p>
      <text:p text:style-name="P11">May 30-Jun<text:span text:style-name="T6">e</text:span> 3 1988 “Bee”</text:p>
      <text:p text:style-name="P11">Jun<text:span text:style-name="T6">e</text:span> 13-29 1988 “Camping”</text:p>
      <text:p text:style-name="P11">July 4-15 1988 “Balloon”</text:p>
      <text:p text:style-name="P12">July 18-28 1088 “Zoo”*</text:p>
      <text:p text:style-name="P12">Aug 8-17 1988 “Faucet”</text:p>
      <text:p text:style-name="P12">Sept 5-10 “Back to school”</text:p>
      <text:p text:style-name="P12">Sept 12-Oct 1 1988 “Mars”</text:p>
      <text:p text:style-name="P12">Oct 10-19 1988 “Sick”</text:p>
      <text:p text:style-name="P12">Nov 21-25 1988 “Bad Mood”</text:p>
      <text:p text:style-name="P13">Dec 14-17 1988 “Holiday Photos”</text:p>
      <text:p text:style-name="P13">Jan 16-21 1989 “Spiffing School”</text:p>
      <text:p text:style-name="P14">Feb 6-18 1989 “Revenge of the Babysat”</text:p>
      <text:p text:style-name="P14">Feb 27-Mar 18 1989 “Propeller Beanie”</text:p>
      <text:p text:style-name="P14">Mar 20-Apr 7 1989 “Show and tell”</text:p>
      <text:p text:style-name="P14">Apr 17-21 1989 “Hiccupps”</text:p>
      <text:p text:style-name="P15">Apr <text:span text:style-name="T8">2</text:span>3- May 13 1989 “Robbery”*</text:p>
      <text:p text:style-name="P15"><text:soft-page-break/>May 15-<text:span text:style-name="T6">J</text:span>un<text:span text:style-name="T6">e</text:span> 10 1989 “Car accident”*</text:p>
      <text:p text:style-name="P15">Jun<text:span text:style-name="T6">e</text:span> 19-23 1989 “Clean your room”</text:p>
      <text:p text:style-name="P15">July 17-29 1989 “Summer Camping Trip”</text:p>
      <text:p text:style-name="P16">Aug 9-12 1989 “Museum”</text:p>
      <text:p text:style-name="P17">Aug 28-Sept 2 1989 “Bed Making Robot”</text:p>
      <text:p text:style-name="P17">Sept 4-9 1989 “I Hate School”</text:p>
      <text:p text:style-name="P17">Sept 11-20 1989 “Moe and the Truck”</text:p>
      <text:p text:style-name="P17">Sept 25-Oct 7 1989 “Rosalyn”</text:p>
      <text:p text:style-name="P17">Oct 9-14 1989 “Stupendous Man”</text:p>
      <text:p text:style-name="P17">Oct 27-Nov 4 1989 “Report”</text:p>
      <text:p text:style-name="P17">Nov 13-Dec 2 1989 “On the ceiling”</text:p>
      <text:p text:style-name="P17">Dec 11-16 1989 “Fight”*</text:p>
      <text:p text:style-name="P17">Dec 18-21 1989 “Book”</text:p>
      <text:p text:style-name="P7"/>
      <text:p text:style-name="P9">Volume 3:</text:p>
      <text:p text:style-name="P18">Jan 8-Feb 1 1990 “Duplicates”<text:span text:style-name="T7">`</text:span></text:p>
      <text:p text:style-name="P18">Feb 5-10 1990 “Private Eye”</text:p>
      <text:p text:style-name="P18">Feb 20-22 1990 “<text:span text:style-name="T11">Art</text:span>”</text:p>
      <text:p text:style-name="P18">Mar 26-Apr 11 1990 “Babysat”</text:p>
      <text:p text:style-name="P18">Apr 16-May 5 1990 “Baseball”</text:p>
      <text:p text:style-name="P24">May 21-26 1990 “Spaceman Spiff Escapes”</text:p>
      <text:p text:style-name="P24">June 11-16 1990 “Chicken Pox”</text:p>
      <text:p text:style-name="P24">June 18-23 1990 “No Watching TV”</text:p>
      <text:p text:style-name="P24">June 25-July 7 1990 “Time Travellers”</text:p>
      <text:p text:style-name="P24">July 12-<text:span text:style-name="T12">21 1990 “Killer Bicycle”</text:span></text:p>
      <text:p text:style-name="P25">August 20-September 8 1990 “Kidnapped Binky Betsy”</text:p>
      <text:p text:style-name="P25">September 10-29 1990 “Math quiz”</text:p>
      <text:p text:style-name="P25">October 1-5 1990 “Calvin TV”</text:p>
      <text:p text:style-name="P25">October 23-25 1990 “Halloween Mask”</text:p>
      <text:p text:style-name="P25">October 31-November 3 1990 “Avant Garde”</text:p>
      <text:p text:style-name="P26">November 13-17 <text:span text:style-name="T13">1990 </text:span>“Shoe Box”</text:p>
      <text:p text:style-name="P32">December 11-22 1990 “Christmas List”</text:p>
      <text:p text:style-name="P32">December 31 1999-January 19 1991 “Snow Goons”</text:p>
      <text:p text:style-name="P22">Jan 8 1990-Dec 16 1992</text:p>
      <text:p text:style-name="P6"/>
      <text:p text:style-name="P9">Volume 4:</text:p>
      <text:p text:style-name="P28">February 22-March 6 1993 “Stupendous Man”</text:p>
      <text:p text:style-name="P29">April 26-May 8 1993 “Poster”</text:p>
      <text:p text:style-name="P30">May 17-20 1993 “<text:span text:style-name="T1">Worm Dare”</text:span></text:p>
      <text:p text:style-name="P29">August 2-21 1993 “GROSS”</text:p>
      <text:p text:style-name="P29">October 4-7 1993 “Studying”</text:p>
      <text:p text:style-name="P29">October 11-12 1993 “Ads”</text:p>
      <text:p text:style-name="P29">October 25-29 1993 “Contract”</text:p>
      <text:p text:style-name="P31">November 15-<text:span text:style-name="T13">December 4 1993 “Thinking Caps”</text:span></text:p>
      <text:p text:style-name="P31"/>
      <text:p text:style-name="P22">Dec 17 1992-Dec 31 1995</text:p>
      <text:p text:style-name="P3"/>
      <text:p text:style-name="P2">Longer strips more like storytelling than comic</text:p>
      <text:p text:style-name="P6">Common things we experience growing up, throughout life.</text:p>
      <text:p text:style-name="P6"><text:soft-page-break/>Vs sunday strips where he goes full creativity, long form strips are at the other end. Grounded in reality or the experience of i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4T14:00:28.867895000</meta:creation-date>
    <dc:date>2016-12-20T19:01:03.435675000</dc:date>
    <meta:editing-duration>P2DT19H57M25S</meta:editing-duration>
    <meta:editing-cycles>16</meta:editing-cycles>
    <meta:generator>LibreOffice/5.2.3.3$MacOSX_X86_64 LibreOffice_project/d54a8868f08a7b39642414cf2c8ef2f228f780cf</meta:generator>
    <meta:document-statistic meta:table-count="0" meta:image-count="0" meta:object-count="0" meta:page-count="4" meta:paragraph-count="131" meta:word-count="789" meta:character-count="4560" meta:non-whitespace-character-count="3901"/>
  </office:meta>
</office:document-meta>
</file>